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line-height="150%"/>
      <style:text-properties style:font-name="Arial" fo:font-weight="bold" style:font-weight-asian="bold" style:font-weight-complex="bold"/>
    </style:style>
    <style:style style:name="P4" style:family="paragraph" style:parent-style-name="Standard">
      <style:paragraph-properties fo:line-height="150%"/>
      <style:text-properties style:font-name="Arial" fo:font-weight="normal" style:font-weight-asian="normal" style:font-weight-complex="normal"/>
    </style:style>
    <style:style style:name="P5" style:family="paragraph" style:parent-style-name="Standard">
      <style:paragraph-properties fo:line-height="150%"/>
      <style:text-properties style:font-name="Arial" style:text-underline-style="solid" style:text-underline-width="auto" style:text-underline-color="font-color" fo:font-weight="normal" style:font-weight-asian="normal" style:font-weight-complex="normal"/>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forderungen</text:p>
      <text:p text:style-name="P4">Im Rahmen dieser Arbeit soll eine Anwendung implementiert werden zum Durchführen und Vergleichen verschiedener BS/BI Algorithmen. Im Folgenden sollen die funktionalen, sowie nicht funktionalen Anforderungen dieser Anwendung beschrieben werden.</text:p>
      <text:p text:style-name="P4"/>
      <text:p text:style-name="P4">Funktional</text:p>
      <text:p text:style-name="P5"/>
      <text:p text:style-name="P5">Videoumwandlung</text:p>
      <text:p text:style-name="P5"><text:span text:style-name="T1">Die Anwendung soll Videos umwandeln können, so dass in dem Ergebnisvideo nur der Hintergrund zu sehen ist. Was für ein Video umgewandelt wird, soll einstellbar sein. Das Ausgabevideo soll im selben Format wie das Eingabevideo gespeichert werden.</text:span></text:p>
      <text:p text:style-name="P5"><text:span text:style-name="T1"/></text:p>
      <text:p text:style-name="P5">Auswahl des Algorithmus</text:p>
      <text:p text:style-name="P5"><text:span text:style-name="T1">Mithilfe der Benutzeroberfläche soll der Algorithmus mit dem die Videoumwandlung geschieht spezifiziert werden.</text:span></text:p>
      <text:p text:style-name="P5"><text:span text:style-name="T1"/></text:p>
      <text:p text:style-name="P5">Bewertung des Algorithmus</text:p>
      <text:p text:style-name="P5"><text:span text:style-name="T1">Nach der Durchführung der Videoumwandlung, sollen Messdaten zum Umwandlungsprozess ausgegeben werden, um den jeweils benutzten Algorithmus bewerten zu können. Die Messdaten sollen sein:</text:span></text:p>
      <text:p text:style-name="P5"><text:span text:style-name="T1"><text:tab/>-Laufzeit der Umwandlung</text:span></text:p>
      <text:p text:style-name="P5"><text:span text:style-name="T1"><text:tab/>-Durchschnittliche Bearbeitungszeit der Frames</text:span></text:p>
      <text:p text:style-name="P5"><text:span text:style-name="T1"><text:tab/>-Maximale und minimale Bearbeitungszeit der Frames</text:span></text:p>
      <text:p text:style-name="P5"><text:span text:style-name="T1"><text:tab/>-Durchschnittlicher Speicherverbrauch</text:span></text:p>
      <text:p text:style-name="P5"><text:span text:style-name="T1"><text:tab/>-Maximaler und minimaler Speicherverbrauch</text:span></text:p>
      <text:p text:style-name="P5"><text:span text:style-name="T1"><text:tab/>-Leistungsfähigkeit der CPU</text:span></text:p>
      <text:p text:style-name="P5"><text:span text:style-name="T1"><text:tab/>-Durchschnittliche CPU-Auslastung</text:span></text:p>
      <text:p text:style-name="P5"><text:span text:style-name="T1"><text:tab/>-Maximale und minimale CPU-Auslastung</text:span></text:p>
      <text:p text:style-name="P5"><text:span text:style-name="T1"/></text:p>
      <text:p text:style-name="P5"><text:span text:style-name="T1">Nicht Funktional</text:span></text:p>
      <text:p text:style-name="P5"><text:span text:style-name="T1"/></text:p>
      <text:p text:style-name="P5">Moderater Speicherverbrauch</text:p>
      <text:p text:style-name="P5"><text:span text:style-name="T1">Der genutzte Speicher sollte so minimal gehalten, wie möglich ohne den jeweiligen Algorithmus zu beeinträchtigen. Es sollten zum Beispiel möglichst wenige Frames gespeichert werden.</text:span></text:p>
      <text:p text:style-name="P5"><text:soft-page-break/><text:span text:style-name="T1"/></text:p>
      <text:p text:style-name="P5">Minimale Rechenzeit</text:p>
      <text:p text:style-name="P5"><text:span text:style-name="T1">Die Rechenzeit sollte möglichst klein gehalten werden, es sollten also so wenig Berechnungen wie möglich mit einer möglichst geringen Komplexität durchgeführt werden. Außerdem sollten Berechnungen nicht doppelt ausgeführ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4M19S</meta:editing-duration>
    <meta:editing-cycles>11</meta:editing-cycles>
    <meta:generator>OpenOffice/4.0.0$Win32 OpenOffice.org_project/400m3$Build-9702</meta:generator>
    <dc:date>2015-06-29T14:14:56.04</dc:date>
    <meta:document-statistic meta:table-count="0" meta:image-count="0" meta:object-count="0" meta:page-count="2" meta:paragraph-count="22" meta:word-count="198" meta:character-count="1646"/>
    <meta:user-defined meta:name="Info 1"/>
    <meta:user-defined meta:name="Info 2"/>
    <meta:user-defined meta:name="Info 3"/>
    <meta:user-defined meta:name="Info 4"/>
  </office:meta>
</office:document-meta>
</file>